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20.421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11.789cm"/>
    </style:style>
    <style:style style:name="pr8" style:family="presentation" style:parent-style-name="oranssi-subtitle">
      <style:graphic-properties draw:fill="solid" draw:fill-color="#ffffff" draw:auto-grow-height="true" fo:min-height="7.901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end"/>
      <style:text-properties fo:font-size="16pt"/>
    </style:style>
    <style:style style:name="P4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4.78cm" svg:x="1.501cm" svg:y="4.805cm" presentation:class="subtitle" presentation:user-transformed="true">
          <draw:text-box>
            <text:p text:style-name="P1"><text:span text:style-name="T1">Fundamentos da</text:span></text:p>
            <text:p text:style-name="P1"><text:span text:style-name="T1">Computação</text:span></text:p>
          </draw:text-box>
        </draw:frame>
        <draw:frame draw:style-name="gr1" draw:text-style-name="P4" draw:layer="layout" svg:width="14.472cm" svg:height="3.744cm" svg:x="8.749cm" svg:y="13.572cm">
          <draw:text-box>
            <text:p text:style-name="P3"><text:span text:style-name="T2">Francisco Sant'Anna</text:span></text:p>
            <text:p text:style-name="P3"><text:span text:style-name="T3"/></text:p>
            <text:p text:style-name="P3"><text:span text:style-name="T4">francisco@ime.uerj.br</text:span></text:p>
            <text:p text:style-name="P3"><text:span text:style-name="T3"/></text:p>
            <text:p text:style-name="P3"><text:span text:style-name="T5">http://github.com/fsantanna-uerj/Fundament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inuação</text:p>
          </draw:text-box>
        </draw:frame>
        <draw:frame presentation:style-name="pr4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 xml:id="id1" text:id="id1"><text:span text:style-name="T6">Problemas clássicos</text:span></text:p>
                <text:list>
                  <text:list-item>
                    <text:p xml:id="id2" text:id="id2"><text:span text:style-name="T6">Jantar dos Filósofos</text:span></text:p>
                  </text:list-item>
                  <text:list-item>
                    <text:p xml:id="id3" text:id="id3"><text:span text:style-name="T6">Caminho mais curto</text:span></text:p>
                  </text:list-item>
                  <text:list-item>
                    <text:p xml:id="id4" text:id="id4"><text:span text:style-name="T6">Dois generais</text:span></text:p>
                    <text:list>
                      <text:list-item>
                        <text:p xml:id="id5" text:id="id5"><text:span text:style-name="T6">Handshake triplo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6">Arduin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 de broadcast não confiável</text:p>
                <text:list>
                  <text:list-item>
                    <text:p>usa UDP</text:p>
                  </text:list-item>
                </text:list>
                <text:p/>
              </text:list-item>
            </text:list>
          </draw:text-box>
        </draw:frame>
        <draw:frame presentation:style-name="pr7" draw:text-style-name="P8" xml:id="id7" draw:id="id7" draw:layer="layout" svg:width="17.25cm" svg:height="11.789cm" svg:x="5.419cm" svg:y="8.703cm">
          <draw:text-box>
            <text:p text:style-name="P7"><text:span text:style-name="T7">par</text:span><text:span text:style-name="T8"> </text:span><text:span text:style-name="T7">do</text:span></text:p>
            <text:p text:style-name="P7"><text:span text:style-name="T8"><text:s text:c="4"/></text:span><text:span text:style-name="T7">var</text:span><text:span text:style-name="T8"> </text:span><text:span text:style-name="T7">integer</text:span><text:span text:style-name="T8"> n;</text:span></text:p>
            <text:p text:style-name="P7"><text:span text:style-name="T8"><text:s text:c="4"/></text:span><text:span text:style-name="T7">var</text:span><text:span text:style-name="T8"> </text:span><text:span text:style-name="T7">byte</text:span><text:span text:style-name="T8">&amp;&amp; <text:s/>buf;</text:span></text:p>
            <text:p text:style-name="P7"><text:span text:style-name="T8"><text:s text:c="4"/></text:span><text:span text:style-name="T7">every</text:span><text:span text:style-name="T8"> (n,buf) </text:span><text:span text:style-name="T7">in</text:span><text:span text:style-name="T8"> NET_RECEIVE do</text:span></text:p>
            <text:p text:style-name="P7"><text:span text:style-name="T8"><text:s text:c="8"/></text:span><text:span text:style-name="T7">emit</text:span><text:span text:style-name="T8"> GRAPHICS_WRITE("recv: “);</text:span></text:p>
            <text:p text:style-name="P7"><text:span text:style-name="T8"><text:s text:c="8"/></text:span><text:span text:style-name="T7">emit</text:span><text:span text:style-name="T8"> GRAPHICS_WRITELN(buf);</text:span></text:p>
            <text:p text:style-name="P7"><text:span text:style-name="T8"><text:s text:c="4"/></text:span><text:span text:style-name="T7">end</text:span></text:p>
            <text:p text:style-name="P7"><text:span text:style-name="T7">with</text:span></text:p>
            <text:p text:style-name="P7"><text:span text:style-name="T8"><text:s text:c="4"/></text:span><text:span text:style-name="T7">loop</text:span><text:span text:style-name="T8"> </text:span><text:span text:style-name="T7">do</text:span></text:p>
            <text:p text:style-name="P7"><text:span text:style-name="T8"><text:s text:c="8"/></text:span><text:span text:style-name="T7">await</text:span><text:span text:style-name="T8"> 1s;</text:span></text:p>
            <text:p text:style-name="P7"><text:span text:style-name="T8"><text:s text:c="8"/></text:span><text:span text:style-name="T7">emit</text:span><text:span text:style-name="T8"> NET_SEND(4, "ola");</text:span></text:p>
            <text:p text:style-name="P7"><text:span text:style-name="T8"><text:s text:c="8"/></text:span><text:span text:style-name="T7">emit</text:span><text:span text:style-name="T8"> NET_SEND(6, "mundo");</text:span></text:p>
            <text:p text:style-name="P7"><text:span text:style-name="T8"><text:s text:c="4"/></text:span><text:span text:style-name="T7">end</text:span></text:p>
            <text:p text:style-name="P7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mbiente ainda mais concreto</text:p>
                <text:p/>
              </text:list-item>
            </text:list>
          </draw:text-box>
        </draw:frame>
        <draw:frame presentation:style-name="pr8" draw:text-style-name="P8" xml:id="id8" draw:id="id8" draw:layer="layout" svg:width="14.973cm" svg:height="7.901cm" svg:x="6.18cm" svg:y="8.879cm">
          <draw:text-box>
            <text:p text:style-name="P7"><text:span text:style-name="T7">input</text:span><text:span text:style-name="T8"> <text:s/></text:span><text:span text:style-name="T7">onoff</text:span><text:span text:style-name="T8"> PIN_02;</text:span></text:p>
            <text:p text:style-name="P7"><text:span text:style-name="T7">output</text:span><text:span text:style-name="T8"> </text:span><text:span text:style-name="T7">onoff</text:span><text:span text:style-name="T8"> PIN_13;</text:span></text:p>
            <text:p text:style-name="P7"><text:span text:style-name="T8"/></text:p>
            <text:p text:style-name="P7"><text:span text:style-name="T7">emit</text:span><text:span text:style-name="T8"> PIN_13(</text:span><text:span text:style-name="T7">on</text:span><text:span text:style-name="T8">);</text:span></text:p>
            <text:p text:style-name="P7"><text:span text:style-name="T8"/></text:p>
            <text:p text:style-name="P7"><text:span text:style-name="T7">loop</text:span><text:span text:style-name="T8"> </text:span><text:span text:style-name="T7">do</text:span></text:p>
            <text:p text:style-name="P7"><text:span text:style-name="T8"><text:s text:c="4"/></text:span><text:span text:style-name="T7">var</text:span><text:span text:style-name="T8"> </text:span><text:span text:style-name="T7">onoff</text:span><text:span text:style-name="T8"> v = </text:span><text:span text:style-name="T7">await</text:span><text:span text:style-name="T8"> PIN_02;</text:span></text:p>
            <text:p text:style-name="P7"><text:span text:style-name="T8"><text:s text:c="4"/></text:span><text:span text:style-name="T7">emit</text:span><text:span text:style-name="T8"> PIN_13(v);</text:span></text:p>
            <text:p text:style-name="P7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 draw:fill-color="#66ffff" draw:fill-image-width="0cm" draw:fill-image-height="0cm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none" draw:fill-color="#66ffff" draw:fill-image-name="human_5f_backgound_5f_neutral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color="#66ffff" draw:fill-image-width="0cm" draw:fill-image-height="0cm"/>
    </style:style>
    <style:style style:name="Mdp2" style:family="drawing-page">
      <style:drawing-page-properties draw:background-size="border" draw:fill="none" draw:fill-color="#66ffff" draw:fill-image-name="human_5f_backgound_5f_neut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53</meta:editing-cycles>
    <meta:editing-duration>P60DT21H40M22S</meta:editing-duration>
    <meta:initial-creator>chico </meta:initial-creator>
    <dc:date>2017-06-19T14:40:02.279209662</dc:date>
    <meta:document-statistic meta:object-count="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